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5.5437in"/>
    </style:style>
    <style:style style:name="co3" style:family="table-column">
      <style:table-column-properties fo:break-before="auto" style:column-width="6.35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77bc65"/>
    </style:style>
    <style:style style:name="ce1" style:family="table-cell" style:parent-style-name="Default">
      <style:table-cell-properties fo:background-color="#b4c7d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</table:table-row>
        <table:table-row table:style-name="ro1">
          <table:table-cell table:style-name="ce2"/>
          <table:table-cell office:value-type="string" calcext:value-type="string">
            <text:p>sub FPrint(txt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Input$(prompt$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Array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ArrayDim(Byref id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StringArrayDim(Byref id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NumberArrayDim(Byref id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ArraySize(Byref id, array_dim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StringArraySize(Byref id$, array_dim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NumberArraySize(Byref id, array_dim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Math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Abs(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ACos(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AndBit(a,b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ASin(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ATan(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Bin$(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CInt32(i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CInt64(i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Cos(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Degrees(r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Exp(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Frac(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Hex$(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HexVal(n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Int(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Log(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Max(a, b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Min(a, b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OrBit(a, b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Radians(d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Randomize(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Rand(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Round(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Sign(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Sin(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Sqrt(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Tan(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XOrBit(a, b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String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Asc(c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Chr$(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Insert$(src$, tgt$, pos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InStr(src$, substr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LCase$(src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Left$(src$, 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Length(src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Len(src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LTrim$(src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Mid$(src$, start, 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ReplaceSubstr$(src$, rpc$, pos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Replace$(src$, tgt$, rpc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Reverse$(src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Right$(src$, 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RTrim$(src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StringFill$(src$, 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Str$(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Str_F$(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Str_S$(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Tally(src$, substr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Trim$(src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UCase$(src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Val(n$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Stack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StackOpen_N( 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nction StackOpen_S( )</text:p>
          </table:table-cell>
        </table:table-row>
        <table:table-row table:style-name="ro1">
          <table:table-cell table:style-name="ce2"/>
          <table:table-cell office:value-type="string" calcext:value-type="string">
            <text:p>sub Stack_N(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Stack_S(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Push_N(n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Pop_N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Push_S(s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Pop_S$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Stack_Size_N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Stack_Size_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File I/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FileOpen(stream, fileName$, mode)</text:p>
          </table:table-cell>
          <table:table-cell office:value-type="string" calcext:value-type="string">
            <text:p>function FileOpen(fileName$, mode)</text:p>
          </table:table-cell>
        </table:table-row>
        <table:table-row table:style-name="ro1">
          <table:table-cell table:style-name="ce2"/>
          <table:table-cell office:value-type="string" calcext:value-type="string">
            <text:p>sub FileClose(stream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ReadByte(stream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WriteByte(stream, byte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ReadLine$(stream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Write(stream, txt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WriteLine(stream, txt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CopyFile(src$, dst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RemoveFile(fileName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FileExists(fileName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MoveFile(src$, dst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RenameFile(src$, dst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FileLength(fileName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Tell(stream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Seek(stream, pos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EOF(stream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FreeFile(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/>
          <table:table-cell office:value-type="string" calcext:value-type="string">
            <text:p>'Directori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ChangeDir(p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DirExists(p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DirFirst$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Dir$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DirNext$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MakeDir(p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RemoveDir(p$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Date and Time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Date$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Easter$(year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Ticks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Time$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Timer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Wait(m_sec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Window Management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WindowOpen(win, title$, x, y, w, h, flag, vsync)</text:p>
          </table:table-cell>
          <table:table-cell office:value-type="string" calcext:value-type="string">
            <text:p>function WindowOpen( title$, w, h, fullscreen, vsync )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function WindowOpenEx(title$, x, y, w, h, mode, aa, stencil_buffer, vsync)</text:p>
          </table:table-cell>
        </table:table-row>
        <table:table-row table:style-name="ro1">
          <table:table-cell table:style-name="ce2"/>
          <table:table-cell office:value-type="string" calcext:value-type="string">
            <text:p>sub WindowClose(win)</text:p>
          </table:table-cell>
          <table:table-cell office:value-type="string" calcext:value-type="string">
            <text:p>sub WindowClose(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sub RaiseWindow(win)</text:p>
          </table:table-cell>
          <table:table-cell office:value-type="string" calcext:value-type="string">
            <text:p>sub RaiseWindow( )</text:p>
          </table:table-cell>
        </table:table-row>
        <table:table-row table:style-name="ro1">
          <table:table-cell table:style-name="ce2"/>
          <table:table-cell office:value-type="string" calcext:value-type="string">
            <text:p>sub Window(win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table:style-name="ce2"/>
          <table:table-cell office:value-type="string" calcext:value-type="string">
            <text:p>sub Update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Cls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SetClearColor(c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ShowWindow(win)</text:p>
          </table:table-cell>
          <table:table-cell office:value-type="string" calcext:value-type="string">
            <text:p>sub ShowWindow( )</text:p>
          </table:table-cell>
        </table:table-row>
        <table:table-row table:style-name="ro1">
          <table:table-cell table:style-name="ce2"/>
          <table:table-cell office:value-type="string" calcext:value-type="string">
            <text:p>sub HideWindow(win)</text:p>
          </table:table-cell>
          <table:table-cell office:value-type="string" calcext:value-type="string">
            <text:p>sub HideWindow( )</text:p>
          </table:table-cell>
        </table:table-row>
        <table:table-row table:style-name="ro1">
          <table:table-cell table:style-name="ce2"/>
          <table:table-cell office:value-type="string" calcext:value-type="string">
            <text:p>sub SetWindowTitle(win, title$)</text:p>
          </table:table-cell>
          <table:table-cell office:value-type="string" calcext:value-type="string">
            <text:p>sub SetWindowTitle( title$ )</text:p>
          </table:table-cell>
        </table:table-row>
        <table:table-row table:style-name="ro1">
          <table:table-cell table:style-name="ce2"/>
          <table:table-cell office:value-type="string" calcext:value-type="string">
            <text:p>function WindowTitle$(win)</text:p>
          </table:table-cell>
          <table:table-cell office:value-type="string" calcext:value-type="string">
            <text:p>function WindowTitle$( )</text:p>
          </table:table-cell>
        </table:table-row>
        <table:table-row table:style-name="ro1">
          <table:table-cell table:style-name="ce2"/>
          <table:table-cell office:value-type="string" calcext:value-type="string">
            <text:p>sub SetWindowPosition(win, x, y)</text:p>
          </table:table-cell>
          <table:table-cell office:value-type="string" calcext:value-type="string">
            <text:p>sub SetWindowPosition( x, y )</text:p>
          </table:table-cell>
        </table:table-row>
        <table:table-row table:style-name="ro1">
          <table:table-cell table:style-name="ce2"/>
          <table:table-cell office:value-type="string" calcext:value-type="string">
            <text:p>sub GetWindowPosition(win, byref x, byref y)</text:p>
          </table:table-cell>
          <table:table-cell office:value-type="string" calcext:value-type="string">
            <text:p>sub GetWindowPosition( byref x, byref y )</text:p>
          </table:table-cell>
        </table:table-row>
        <table:table-row table:style-name="ro1">
          <table:table-cell table:style-name="ce2"/>
          <table:table-cell office:value-type="string" calcext:value-type="string">
            <text:p>sub SetWindowSize(win, w, h)</text:p>
          </table:table-cell>
          <table:table-cell office:value-type="string" calcext:value-type="string">
            <text:p>sub SetWindowSize( w, h )</text:p>
          </table:table-cell>
        </table:table-row>
        <table:table-row table:style-name="ro1">
          <table:table-cell table:style-name="ce2"/>
          <table:table-cell office:value-type="string" calcext:value-type="string">
            <text:p>sub GetWindowSize(win, byref w, byref h)</text:p>
          </table:table-cell>
          <table:table-cell office:value-type="string" calcext:value-type="string">
            <text:p>sub GetWindowSize( byref w, byref h )</text:p>
          </table:table-cell>
        </table:table-row>
        <table:table-row table:style-name="ro1">
          <table:table-cell table:style-name="ce2"/>
          <table:table-cell office:value-type="string" calcext:value-type="string">
            <text:p>sub SetWindowMinSize(win, w, h)</text:p>
          </table:table-cell>
          <table:table-cell office:value-type="string" calcext:value-type="string">
            <text:p>sub SetWindowMinSize( w, h)</text:p>
          </table:table-cell>
        </table:table-row>
        <table:table-row table:style-name="ro1">
          <table:table-cell table:style-name="ce2"/>
          <table:table-cell office:value-type="string" calcext:value-type="string">
            <text:p>sub GetWindowMinSize(win, byref w, byref h)</text:p>
          </table:table-cell>
          <table:table-cell office:value-type="string" calcext:value-type="string">
            <text:p>sub GetWindowMinSize( byref w, byref h)</text:p>
          </table:table-cell>
        </table:table-row>
        <table:table-row table:style-name="ro1">
          <table:table-cell table:style-name="ce2"/>
          <table:table-cell office:value-type="string" calcext:value-type="string">
            <text:p>sub SetWindowMaxSize(win, w, h)</text:p>
          </table:table-cell>
          <table:table-cell office:value-type="string" calcext:value-type="string">
            <text:p>sub SetWindowMaxSize( w, h)</text:p>
          </table:table-cell>
        </table:table-row>
        <table:table-row table:style-name="ro1">
          <table:table-cell table:style-name="ce2"/>
          <table:table-cell office:value-type="string" calcext:value-type="string">
            <text:p>sub GetWindowMaxSize(win, byref w, byref h)</text:p>
          </table:table-cell>
          <table:table-cell office:value-type="string" calcext:value-type="string">
            <text:p>sub GetWindowMaxSize( byref w, byref h)</text:p>
          </table:table-cell>
        </table:table-row>
        <table:table-row table:style-name="ro1">
          <table:table-cell table:style-name="ce2"/>
          <table:table-cell office:value-type="string" calcext:value-type="string">
            <text:p>function WindowIsFullscreen(win)</text:p>
          </table:table-cell>
          <table:table-cell office:value-type="string" calcext:value-type="string">
            <text:p>function WindowIsFullscreen()</text:p>
          </table:table-cell>
        </table:table-row>
        <table:table-row table:style-name="ro1">
          <table:table-cell table:style-name="ce2"/>
          <table:table-cell office:value-type="string" calcext:value-type="string">
            <text:p>function WindowIsVisible(win)</text:p>
          </table:table-cell>
          <table:table-cell office:value-type="string" calcext:value-type="string">
            <text:p>function WindowIsVisible()</text:p>
          </table:table-cell>
        </table:table-row>
        <table:table-row table:style-name="ro1">
          <table:table-cell table:style-name="ce2"/>
          <table:table-cell office:value-type="string" calcext:value-type="string">
            <text:p>function WindowIsBordered(win)</text:p>
          </table:table-cell>
          <table:table-cell office:value-type="string" calcext:value-type="string">
            <text:p>function WindowIsBordered()</text:p>
          </table:table-cell>
        </table:table-row>
        <table:table-row table:style-name="ro1">
          <table:table-cell table:style-name="ce2"/>
          <table:table-cell office:value-type="string" calcext:value-type="string">
            <text:p>function WindowIsResizable(win)</text:p>
          </table:table-cell>
          <table:table-cell office:value-type="string" calcext:value-type="string">
            <text:p>function WindowIsResizable()</text:p>
          </table:table-cell>
        </table:table-row>
        <table:table-row table:style-name="ro1">
          <table:table-cell table:style-name="ce2"/>
          <table:table-cell office:value-type="string" calcext:value-type="string">
            <text:p>function WindowIsMinimized(win)</text:p>
          </table:table-cell>
          <table:table-cell office:value-type="string" calcext:value-type="string">
            <text:p>function WindowIsMinimized()</text:p>
          </table:table-cell>
        </table:table-row>
        <table:table-row table:style-name="ro1">
          <table:table-cell table:style-name="ce2"/>
          <table:table-cell office:value-type="string" calcext:value-type="string">
            <text:p>function WindowIsMaximized(win)</text:p>
          </table:table-cell>
          <table:table-cell office:value-type="string" calcext:value-type="string">
            <text:p>function WindowIsMaximized()</text:p>
          </table:table-cell>
        </table:table-row>
        <table:table-row table:style-name="ro1">
          <table:table-cell table:style-name="ce2"/>
          <table:table-cell office:value-type="string" calcext:value-type="string">
            <text:p>function WindowHasInputFocus(win)</text:p>
          </table:table-cell>
          <table:table-cell office:value-type="string" calcext:value-type="string">
            <text:p>function WindowHasInputFocus()</text:p>
          </table:table-cell>
        </table:table-row>
        <table:table-row table:style-name="ro1">
          <table:table-cell table:style-name="ce2"/>
          <table:table-cell office:value-type="string" calcext:value-type="string">
            <text:p>function WindowHasMouseFocus(win)</text:p>
          </table:table-cell>
          <table:table-cell office:value-type="string" calcext:value-type="string">
            <text:p>function WindowHasMouseFocus()</text:p>
          </table:table-cell>
        </table:table-row>
        <table:table-row table:style-name="ro1">
          <table:table-cell table:style-name="ce2"/>
          <table:table-cell office:value-type="string" calcext:value-type="string">
            <text:p>sub SetWindowFullscreen(win, flag)</text:p>
          </table:table-cell>
          <table:table-cell office:value-type="string" calcext:value-type="string">
            <text:p>sub SetWindowFullscreen( flag)</text:p>
          </table:table-cell>
        </table:table-row>
        <table:table-row table:style-name="ro1">
          <table:table-cell table:style-name="ce2"/>
          <table:table-cell office:value-type="string" calcext:value-type="string">
            <text:p>sub MaximizeWindow(win)</text:p>
          </table:table-cell>
          <table:table-cell office:value-type="string" calcext:value-type="string">
            <text:p>sub MaximizeWindow()</text:p>
          </table:table-cell>
        </table:table-row>
        <table:table-row table:style-name="ro1">
          <table:table-cell table:style-name="ce2"/>
          <table:table-cell office:value-type="string" calcext:value-type="string">
            <text:p>sub MinimizeWindow(win)</text:p>
          </table:table-cell>
          <table:table-cell office:value-type="string" calcext:value-type="string">
            <text:p>sub MinimizeWindow()</text:p>
          </table:table-cell>
        </table:table-row>
        <table:table-row table:style-name="ro1">
          <table:table-cell table:style-name="ce2"/>
          <table:table-cell office:value-type="string" calcext:value-type="string">
            <text:p>sub SetWindowBorder(win, flag)</text:p>
          </table:table-cell>
          <table:table-cell office:value-type="string" calcext:value-type="string">
            <text:p>sub SetWindowBorder( flag)</text:p>
          </table:table-cell>
        </table:table-row>
        <table:table-row table:style-name="ro1">
          <table:table-cell/>
          <table:table-cell office:value-type="string" calcext:value-type="string">
            <text:p>sub WindowClip(slot, x, y, w, h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Exists(win)</text:p>
          </table:table-cell>
          <table:table-cell office:value-type="string" calcext:value-type="string">
            <text:p>function WindowExists()</text:p>
          </table:table-cell>
        </table:table-row>
        <table:table-row table:style-name="ro1">
          <table:table-cell/>
          <table:table-cell office:value-type="string" calcext:value-type="string">
            <text:p>function NumWindow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Event_Close(win)</text:p>
          </table:table-cell>
          <table:table-cell office:value-type="string" calcext:value-type="string">
            <text:p>function WindowEvent_Close()</text:p>
          </table:table-cell>
        </table:table-row>
        <table:table-row table:style-name="ro1">
          <table:table-cell/>
          <table:table-cell office:value-type="string" calcext:value-type="string">
            <text:p>function WindowEvent_Maximize(win)</text:p>
          </table:table-cell>
          <table:table-cell office:value-type="string" calcext:value-type="string">
            <text:p>function WindowEvent_Maximize()</text:p>
          </table:table-cell>
        </table:table-row>
        <table:table-row table:style-name="ro1">
          <table:table-cell/>
          <table:table-cell office:value-type="string" calcext:value-type="string">
            <text:p>function WindowEvent_Minimize(win)</text:p>
          </table:table-cell>
          <table:table-cell office:value-type="string" calcext:value-type="string">
            <text:p>function WindowEvent_Minimize()</text:p>
          </table:table-cell>
        </table:table-row>
        <table:table-row table:style-name="ro1">
          <table:table-cell/>
          <table:table-cell office:value-type="string" calcext:value-type="string">
            <text:p>function ActiveWindow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FP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WindowIcon(win, slot)</text:p>
          </table:table-cell>
          <table:table-cell office:value-type="string" calcext:value-type="string">
            <text:p>sub SetWindowIcon( slot)</text:p>
          </table:table-cell>
        </table:table-row>
        <table:table-row table:style-name="ro1">
          <table:table-cell/>
          <table:table-cell office:value-type="string" calcext:value-type="string">
            <text:p>'Canvas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CanvasOpen(c_num, w, h, viewport_x, viewport_y, viewport_w, viewport_h, mode)</text:p>
          </table:table-cell>
          <table:table-cell office:value-type="string" calcext:value-type="string">
            <text:p>function CanvasOpen( w, h, viewport_x, viewport_y, viewport_w, viewport_h, mode)</text:p>
          </table:table-cell>
        </table:table-row>
        <table:table-row table:style-name="ro1">
          <table:table-cell table:style-name="ce2"/>
          <table:table-cell office:value-type="string" calcext:value-type="string">
            <text:p>sub CanvasClose(c_num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CanvasVisible(c_num, fla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CanvasIsVisible(c_num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CanvasViewport(cnum, x, y, w, h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CanvasViewport(c_num, byref x, byref y, byref w, byref h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Canvas(c_num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CanvasOffset(c_num, x, 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CanvasOffset(c_num, byref x, byref 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CanvasSize(c_num, byref w, byref h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ClearCanva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CanvasAlpha(c_num, a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CanvasAlpha(c_num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etCanvasBlendMode(c_num, blend_mod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CanvasBlendMode(c_num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etCanvasColorMod(c_num, c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CanvasColorMod(c_num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CopyCanvas(src, x, y, w, h, dst, dx, d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CloneCanvas(src, ds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CanvasZ(c_num, z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CanvasZ(c_num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CanvasClip(slot, x, y, w, h, fla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ActiveCanva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Graphics Primitiv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Box(x1, y1, x2, y2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/>
          <table:table-cell office:value-type="string" calcext:value-type="string">
            <text:p>sub BoxFill(x1, y1, x2, y2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table:style-name="ce2"/>
          <table:table-cell office:value-type="string" calcext:value-type="string">
            <text:p>sub Circle(x,y,radius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CircleFill(x,y,radius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Ellipse(x,y,rx,ry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EllipseFill(x,y,rx,r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FloodFill(x,y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table:style-name="ce2"/>
          <table:table-cell office:value-type="string" calcext:value-type="string">
            <text:p>function GetPixel(x,y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SetColor(c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Line(x1, y1, x2, y2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Poly(n, byref x, byref 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olyFill(n, byref x, byref y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table:style-name="ce2"/>
          <table:table-cell office:value-type="string" calcext:value-type="string">
            <text:p>sub Rect(x, y, w, h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RectFill(x, y, w, h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RoundRect(x, y, w, h, r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/>
          <table:table-cell office:value-type="string" calcext:value-type="string">
            <text:p>sub RoundRectFill(x, y, w, h, r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table:style-name="ce2"/>
          <table:table-cell office:value-type="string" calcext:value-type="string">
            <text:p>function RGB(r,g,b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RGBA(r,g,b,a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PSet(x,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Imag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LoadImage(slot, img$)</text:p>
          </table:table-cell>
          <table:table-cell office:value-type="string" calcext:value-type="string">
            <text:p>function LoadImage( img$ )</text:p>
          </table:table-cell>
        </table:table-row>
        <table:table-row table:style-name="ro1">
          <table:table-cell table:style-name="ce2"/>
          <table:table-cell office:value-type="string" calcext:value-type="string">
            <text:p>sub LoadImage_Ex(slot, img$, colkey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ImageFromBuffer(slot, w, h, byref buffer)</text:p>
          </table:table-cell>
          <table:table-cell office:value-type="string" calcext:value-type="string">
            <text:p>function createImage(w, h, byref buffer)</text:p>
          </table:table-cell>
        </table:table-row>
        <table:table-row table:style-name="ro1">
          <table:table-cell table:style-name="ce2"/>
          <table:table-cell office:value-type="string" calcext:value-type="string">
            <text:p>sub ImageFromBuffer_Ex(slot, w, h, byref buffer, colkey)</text:p>
          </table:table-cell>
          <table:table-cell office:value-type="string" calcext:value-type="string">
            <text:p>function createImageEx(w, h, byref buffer, color)</text:p>
          </table:table-cell>
        </table:table-row>
        <table:table-row table:style-name="ro1">
          <table:table-cell table:style-name="ce2"/>
          <table:table-cell office:value-type="string" calcext:value-type="string">
            <text:p>sub BufferFromImage(slot, byref buffer)</text:p>
          </table:table-cell>
          <table:table-cell office:value-type="string" calcext:value-type="string">
            <text:p>sub getImageBuffer(img_id, byref buffer)</text:p>
          </table:table-cell>
        </table:table-row>
        <table:table-row table:style-name="ro1">
          <table:table-cell table:style-name="ce2"/>
          <table:table-cell office:value-type="string" calcext:value-type="string">
            <text:p>function ImageExists(slot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ColorKey(slot, c)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sub setBilinearFilter( flag )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function getBilinearFilter()</text:p>
          </table:table-cell>
        </table:table-row>
        <table:table-row table:style-name="ro1">
          <table:table-cell table:style-name="ce2"/>
          <table:table-cell office:value-type="string" calcext:value-type="string">
            <text:p>sub CopyImage(src, dst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DeleteImage(slot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SetImageAlpha(slot, a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ImageAlpha(slot)</text:p>
          </table:table-cell>
          <table:table-cell office:value-type="string" calcext:value-type="string">
            <text:p>function getImageAlpha( img_id )</text:p>
          </table:table-cell>
        </table:table-row>
        <table:table-row table:style-name="ro1">
          <table:table-cell table:style-name="ce2"/>
          <table:table-cell office:value-type="string" calcext:value-type="string">
            <text:p>sub GetImageSize(slot, byref w, byref h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SetImageBlendMode(slot, blend_mode)</text:p>
          </table:table-cell>
          <table:table-cell office:value-type="string" calcext:value-type="string">
            <text:p>sub SetBlendMode( blend_mode )</text:p>
          </table:table-cell>
        </table:table-row>
        <table:table-row table:style-name="ro1">
          <table:table-cell table:style-name="ce2"/>
          <table:table-cell office:value-type="string" calcext:value-type="string">
            <text:p>function ImageBlendMode(slot)</text:p>
          </table:table-cell>
          <table:table-cell office:value-type="string" calcext:value-type="string">
            <text:p>function getBlendMode( blend_mode )</text:p>
          </table:table-cell>
        </table:table-row>
        <table:table-row table:style-name="ro1">
          <table:table-cell table:style-name="ce2"/>
          <table:table-cell office:value-type="string" calcext:value-type="string">
            <text:p>function SetImageColorMod(slot, c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ImageColorMod(slot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DrawImage(slot, x, y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DrawImage_Blit(slot, x, y, src_x, src_y, src_w, src_h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DrawImage_Blit_Ex(slot, x, y, w, h, src_x, src_y, src_w, src_h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DrawImage_Rotate(slot, x, y, angle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DrawImage_Rotate_Ex(slot, x, y, src_x, src_y, src_w, src_h, angle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DrawImage_Zoom(slot, x, y, zx, zy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DrawImage_Zoom_Ex(slot, x, y, src_x, src_y, src_w, src_h, zx, zy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DrawImage_Rotozoom(slot, x, y, angle, zx, zy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DrawImage_Rotozoom_Ex(slot, x, y, src_x, src_y, src_w, src_h, angle, zx, zy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DrawImage_Flip(slot, x, y, h, v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DrawImage_Flip_Ex(slot, x, y, src_x, src_y, src_w, src_h, h, v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Keyboard and Mouse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InKey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Key(key_code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WaitKey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HideMouse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ShowMouse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MouseIsVisible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GetMouse(byref x, byref y, byref mb1, byref mb2, byref mb3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MouseX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MouseY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MouseButton(mb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GetMouseWheel(byref x_axis, byref y_axis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MouseWheelX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MouseWheelY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Sound and Mus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oundFromBuffer(slot, byref buffer, buffer_size, vol)</text:p>
          </table:table-cell>
          <table:table-cell office:value-type="string" calcext:value-type="string">
            <text:p>function SoundFromBuffer(byref buffer, buffer_size, vol)</text:p>
          </table:table-cell>
        </table:table-row>
        <table:table-row table:style-name="ro1">
          <table:table-cell/>
          <table:table-cell office:value-type="string" calcext:value-type="string">
            <text:p>sub LoadSound(slot, snd_file$)</text:p>
          </table:table-cell>
          <table:table-cell office:value-type="string" calcext:value-type="string">
            <text:p>function LoadSound(snd_file$)</text:p>
          </table:table-cell>
        </table:table-row>
        <table:table-row table:style-name="ro1">
          <table:table-cell/>
          <table:table-cell office:value-type="string" calcext:value-type="string">
            <text:p>sub LoadMusic(music_file$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laySound(slot, channel, loop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laySoundTimed(slot, channel, loops, m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layMusic(mLoop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auseSound(channe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ResumeSound(channe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auseMusic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ResumeMusic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DeleteSound(sl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DeleteMusic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FadeMusicIn(fade_time, loop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FadeMusicOut(fade_tim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MusicExist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MusicVolume(vo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MusicVolume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MusicPosition(po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MusicPositio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RewindMusic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SoundChannels(max_channel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NumSoundChannel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oundIsEnabled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oundExists(sl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ChannelVolume(channel, vo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ChannelVolume(channe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SoundVolume(slot, vo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oundVolume(sl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topMusic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topSound(channe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etChannelPanning(channel, left_value, right_val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etChannelDistance(channel, dist_val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ChannelIsPlaying(channe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ChannelIsPaused(channe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Joystick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NumJoystick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NumJoyAxes(joy_num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NumJoyButtons(joy_num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NumJoyHats(joy_num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NumJoyTrackBalls(joy_num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JoyAxis(joy_num, joy_axi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JoyButton(joy_num, joy_butto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JoyHat(joy_num, joy_ha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JoyTrackBall(joy_num, ball, byref dx, byref d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JoyName$(joy_num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JoystickIsConnected(joy_num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Screen Conso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Cursor(byref x, byref y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/>
          <table:table-cell office:value-type="string" calcext:value-type="string">
            <text:p>sub PrintS(txt$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/>
          <table:table-cell office:value-type="string" calcext:value-type="string">
            <text:p>function InputS$(prompt$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/>
          <table:table-cell office:value-type="string" calcext:value-type="string">
            <text:p>function ZoneInputS$(x, y, w, h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/>
          <table:table-cell office:value-type="string" calcext:value-type="string">
            <text:p>sub Locate(x, y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/>
          <table:table-cell office:value-type="string" calcext:value-type="string">
            <text:p>'Text Editing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ReadInput_Start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ReadInput_Stop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ReadInput_Text$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ReadInput_SetText(txt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ReadInput_ToggleBackspace(fla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Text Drawing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LoadFont(slot, fnt_file$, size)</text:p>
          </table:table-cell>
          <table:table-cell office:value-type="string" calcext:value-type="string">
            <text:p>function LoadFont(fnt_file$, size)</text:p>
          </table:table-cell>
        </table:table-row>
        <table:table-row table:style-name="ro1">
          <table:table-cell table:style-name="ce2"/>
          <table:table-cell office:value-type="string" calcext:value-type="string">
            <text:p>sub DeleteFont(slot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FontIsLoaded(slot)</text:p>
          </table:table-cell>
          <table:table-cell office:value-type="string" calcext:value-type="string">
            <text:p>Function FontExists(slot)</text:p>
          </table:table-cell>
        </table:table-row>
        <table:table-row table:style-name="ro1">
          <table:table-cell table:style-name="ce2"/>
          <table:table-cell office:value-type="string" calcext:value-type="string">
            <text:p>sub Font(slot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SetFontStyle(slot, style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table:style-name="ce2"/>
          <table:table-cell office:value-type="string" calcext:value-type="string">
            <text:p>sub DrawText(txt$, x, y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DrawText_Shaded(txt$, x, y, fg_color, bg_color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table:style-name="ce2"/>
          <table:table-cell office:value-type="string" calcext:value-type="string">
            <text:p>sub DrawText_Blended(txt$, x, y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table:style-name="ce2"/>
          <table:table-cell office:value-type="string" calcext:value-type="string">
            <text:p>sub RenderText(slot, txt$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GetTextSize(slot, txt$, byref w, byref h)</text:p>
          </table:table-cell>
          <table:table-cell office:value-type="string" calcext:value-type="string">
            <text:p>sub GetTextSize(txt$, byref w, byref h)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function GetTextWidth(txt$)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function GetTextHeight(txt$)</text:p>
          </table:table-cell>
        </table:table-row>
        <table:table-row table:style-name="ro1">
          <table:table-cell/>
          <table:table-cell office:value-type="string" calcext:value-type="string">
            <text:p>'Touch Even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TouchPressure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Touch(byref status, byref x, byref y, byref dx, byref d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MultiTouch(byref status, byref x, byref y, byref fingers, byref dist, byref theta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TouchFinger(finger, byref x, byref y, byref pressur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NumFinger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Networ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CheckSockets(timeout_m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TCP_SocketReady(socke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UDP_SocketReady(socke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TCP_SocketOpen(socket, host$, port)</text:p>
          </table:table-cell>
          <table:table-cell office:value-type="string" calcext:value-type="string">
            <text:p>function TCP_SocketOpen(host$, port)</text:p>
          </table:table-cell>
        </table:table-row>
        <table:table-row table:style-name="ro1">
          <table:table-cell/>
          <table:table-cell office:value-type="string" calcext:value-type="string">
            <text:p>sub TCP_SocketClose(socke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TCP_RemoteHost(socke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TCP_RemotePort(socke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TCP_GetData(socket, ByRef sData$, numByte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TCP_SendData(socket, sData$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TCP_AcceptSocket(server, clien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UDP_SocketOpen(socket, port)</text:p>
          </table:table-cell>
          <table:table-cell office:value-type="string" calcext:value-type="string">
            <text:p>function UDP_SocketOpen(port)</text:p>
          </table:table-cell>
        </table:table-row>
        <table:table-row table:style-name="ro1">
          <table:table-cell/>
          <table:table-cell office:value-type="string" calcext:value-type="string">
            <text:p>function UDP_SocketClose(socke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UDP_GetData(socket, byref sData$, byref host$, byref por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UDP_Length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UDP_MaxLength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UDP_RemoteHost$(socke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UDP_RemotePort(socke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UDP_SendData(socket, sData$, host$, por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Video Play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LoadVideo(vid$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layVideo(vLoop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auseVideo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topVideo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VideoPosition(po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ResumeVideo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VideoPositio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DeleteVideo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VideoIsPlaying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VideoEnd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VideoStats(vFile$, byref vLen, byref vfps, byref frame_w, byref frame_h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VideoDrawRect(x, y, w, h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VideoDrawRect(byref x, byref y, byref w, byref h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VideoSize(byref w, byref h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VideoExist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VideoAlpha(a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Operating Syst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ystem(cmd$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OS$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Command$(ar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NumCommand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Env$(v$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Env(var$, value$, overwrit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efPath$(org_name$, app_name$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Android_GetExternalStoragePath$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Android_GetExternalStorageState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Android_GetInternalStoragePath$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Android_JNI_Message$(arg$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Runtime_Utility_Message$(arg$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Clipbo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ClipboardText$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ClipboardText(txt$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HasClipboardText(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'v3.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DesktopDisplayMode(index, ByRef w, ByRef h, ByRef freq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DrawImage_Transform(slot, x, y, w, h, src_x, src_y, src_w, src_h, angle, center_x, center_y, flip_h, flip_v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PowerInfo(ByRef status, ByRef secs, ByRef pc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ystemRam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etRenderScaleQuality(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EvalJS$(js_code$) 'Only useable in Emscript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GetRenderScaleQuality(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'v3.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GlobalMouse(ByRef x, ByRef y, ByRef mb1, ByRef mb2, ByRef mb3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GlobalMouseX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GlobalMouseY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Accel(accel_num, ByRef x, ByRef y, ByRef z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AccelName$(accel_num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NumAccel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Gyro(gyro_num, ByRef x, ByRef y, ByRef z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GyroName$(gyro_num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NumGyro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JoyRumblePlay(joy_num, strength, duratio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JoyRumbleStop(joy_num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JoystickIsHaptic(joy_num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riteByteBuffer(stream, ByRef buf, buf_siz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ReadByteBuffer(stream, ByRef buf, buf_siz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Event_Resize(win)</text:p>
          </table:table-cell>
          <table:table-cell office:value-type="string" calcext:value-type="string">
            <text:p>function WindowEvent_Resize()</text:p>
          </table:table-cell>
        </table:table-row>
        <table:table-row table:style-name="ro1">
          <table:table-cell/>
          <table:table-cell office:value-type="string" calcext:value-type="string">
            <text:p>sub SetWindowAutoClose( win, exit_on_close )</text:p>
          </table:table-cell>
          <table:table-cell office:value-type="string" calcext:value-type="string">
            <text:p>sub SetWindowAutoClose( exit_on_close )</text:p>
          </table:table-cell>
        </table:table-row>
        <table:table-row table:style-name="ro1">
          <table:table-cell/>
          <table:table-cell office:value-type="string" calcext:value-type="string">
            <text:p>sub SetWindowResizable(win, flag) 'new</text:p>
          </table:table-cell>
          <table:table-cell office:value-type="string" calcext:value-type="string">
            <text:p>sub SetWindowResizable( flag )</text:p>
          </table:table-cell>
        </table:table-row>
        <table:table-row table:style-name="ro1">
          <table:table-cell/>
          <table:table-cell office:value-type="string" calcext:value-type="string">
            <text:p>function SystemReturnStdOut$(cmd$) 'n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Mode(visible, fullscreen, resizable, borderless, highDPI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Flags(win)</text:p>
          </table:table-cell>
          <table:table-cell office:value-type="string" calcext:value-type="string">
            <text:p>function getWindowMode( )</text:p>
          </table:table-cell>
        </table:table-row>
        <table:table-row table:style-name="ro1">
          <table:table-cell/>
          <table:table-cell office:value-type="string" calcext:value-type="string">
            <text:p>sub RestoreWindow(win)</text:p>
          </table:table-cell>
          <table:table-cell office:value-type="string" calcext:value-type="string">
            <text:p>sub RestoreWindow( )</text:p>
          </table:table-cell>
        </table:table-row>
        <table:table-row table:style-name="ro1">
          <table:table-cell/>
          <table:table-cell office:value-type="string" calcext:value-type="string">
            <text:p>sub UpdateAllWindows() 'new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/>
          <table:table-cell office:value-type="string" calcext:value-type="string">
            <text:p>function QueryAudioSpec(ByRef freq, ByRef format, ByRef channels) 'new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'v3.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MusicIsPlaying(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'v3.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DrawGeometry(slot, num_vertices, ByRef vertices, num_indices, ByRef Indices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'v3.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ize(s$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BufferFromString(s$, ByRef buffe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tringFromBuffer$(ByRef buffer, buffer_siz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rabInput(fla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GrabbedWindow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WarpMouse(x, 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WarpMouseGlobal(x, 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MouseZone(x, y, w, h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ClearMouseZone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WindowAlwaysOnTop(win, fla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MouseRelative(fla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WindowVSync(win, flag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/>
          <table:table-cell office:value-type="string" calcext:value-type="string">
            <text:p>function OpenURL(url$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APIVersion$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FlashWindow(win)</text:p>
          </table:table-cell>
          <table:table-cell office:value-type="string" calcext:value-type="string">
            <text:p>function FlashWindow( )</text:p>
          </table:table-cell>
        </table:table-row>
        <table:table-row table:style-name="ro1">
          <table:table-cell/>
          <table:table-cell office:value-type="string" calcext:value-type="string">
            <text:p>function MessageBox(title$, msg$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NumberArrayCopy(ByRef src, ByRef ds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tringArrayCopy(ByRef src$, ByRef dst$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ArrayCopy(ByRef src, ByRef ds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NumberArrayFill(ByRef src, fdata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tringArrayFill(ByRef src$, fdata$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ArrayFill(ByRef src, fdata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Runtime$(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ype emp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d typ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unction TypeArrayDim(Byref id as empty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nction TypeArraySize(Byref id as empty, array_dim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 TypeArrayCopy(ByRef src as empty, ByRef dst as empty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 TypeArrayFill(ByRef src as empty, fdata as empty)</text:p>
          </table:table-cell>
        </table:table-row>
        <table:table-row table:style-name="ro1">
          <table:table-cell/>
          <table:table-cell office:value-type="string" calcext:value-type="string">
            <text:p>'More v3.20 (Matrices and Parrallism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DimMatrix(m, m_rows, m_cols, preserve_flag)</text:p>
          </table:table-cell>
          <table:table-cell office:value-type="string" calcext:value-type="string">
            <text:p>function DimMatrix(m_rows, m_col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 DeleteMatrix(mA)</text:p>
          </table:table-cell>
        </table:table-row>
        <table:table-row table:style-name="ro1">
          <table:table-cell/>
          <table:table-cell office:value-type="string" calcext:value-type="string">
            <text:p>function AddMatrix(mA, mB, mC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AugmentMatrix (mA, mB, mC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CopyMatrix(mA, mB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InsertMatrixColumns(mA, c, num_col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InsertMatrixRows(mA, r, num_row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MultiplyMatrix (mA, mB, mC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CubeMatrix(mA, mB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DeleteMatrixColumns(mA, c, num_col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DeleteMatrixRows(mA, r, num_row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ClearMatrix(mA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ClearMatrixColumns (mA, c, num_col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ClearMatrixRows(mA, r, num_row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FillMatrix(mA, v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FillMatrixColumns(mA, c, num_cols, v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FillMatrixRows(mA, r, num_rows, v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CopyMatrixColumns(mA, mB, c, num_col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CopyMatrixRows (mA, mB, r, num_row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IdentityMatrix(mA, 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olveMatrix(mA, mB, mC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IsEqualMatrix(mA, mB, toleranc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Determinant(mA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AdjointMatrix(mA, mB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InvertMatrix(mA, mB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MatrixFromBuffer(mA, r, c, ByRef buffe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Matrix(ByRef buffer, mA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RandomizeMatrix(mA, vmin, vmax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MatrixValue(mA, r, c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MatrixValue(mA, r, c, v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calarMatrix (mA, mB, s_val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calarMatrixColumns(mA, mB, c, num_cols, s_val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calarMatrixRows(mA, mB, r, num_rows, s_val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quareMatrix(mA, mB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ubMatrix(mA, r, c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ubtractMatrix (mA, mB, mC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wapMatrix(mA, mB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wapMatrixColumn(mA, C1, C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wapMatrixRow(mA, R1, R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TransposeMatrix(mA, mB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UnAugmentMatrix(mA, mB, mC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ZeroMatrix(mA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ub GetMatrixSize(mA, ByRef r, ByRef c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etMatrixProcess(p_num) 'Set to -1 for main thread</text:p>
          </table:table-cell>
          <table:table-cell office:value-type="string" calcext:value-type="string">
            <text:p>&lt;remove&gt;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'ERROR_FLAG - MATRIX_ON_ERROR_STOP, MATRIX_ON_ERROR_WAIT, MATRIX_ON_ERROR_CONTIN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ocessOpen(p_num) 'stops and locks mutex, and clears queue before changing mode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/>
          <table:table-cell office:value-type="string" calcext:value-type="string">
            <text:p>sub SetProcessErrorMode(p_num, error_mode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/>
          <table:table-cell office:value-type="string" calcext:value-type="string">
            <text:p>function ProcessError(p_num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/>
          <table:table-cell office:value-type="string" calcext:value-type="string">
            <text:p>sub ProcessWait(p_num) 'waits for all calculations to complete and lock matrix mutex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/>
          <table:table-cell office:value-type="string" calcext:value-type="string">
            <text:p>sub ProcessWaitAll() 'waits for all process to finish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/>
          <table:table-cell office:value-type="string" calcext:value-type="string">
            <text:p>sub ProcessContinue(p_num) 'unlock mutex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/>
          <table:table-cell office:value-type="string" calcext:value-type="string">
            <text:p>sub ProcessStop(p_num) 'stops after current calculation its working on and lock mutex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/>
          <table:table-cell office:value-type="string" calcext:value-type="string">
            <text:p>sub ProcessClear(p_num) 'locks mutex and clears matrix queue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/>
          <table:table-cell office:value-type="string" calcext:value-type="string">
            <text:p>function ProcessClose(p_num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/>
          <table:table-cell office:value-type="string" calcext:value-type="string">
            <text:p>function ProcessErrorMode(p_num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/>
          <table:table-cell office:value-type="string" calcext:value-type="string">
            <text:p>sub ProcessSleep(p_num, msec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/>
          <table:table-cell office:value-type="string" calcext:value-type="string">
            <text:p>function ProcessExists(p_num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/>
          <table:table-cell office:value-type="string" calcext:value-type="string">
            <text:p>sub ProcessStopAll(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/>
          <table:table-cell office:value-type="string" calcext:value-type="string">
            <text:p>sub ProcessContinueAll(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/>
          <table:table-cell office:value-type="string" calcext:value-type="string">
            <text:p>function ProcessQueueSize(p_num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unction NumCPUs(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'v3.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ProjectionGeometry(cam_dist, mA, f_vertex_count, ByRef columns, ByRef uv, graph_offset_x, graph_offset_y, v_color, ByRef vertex_count, ByRef vertex2D, ByRef index_count, ByRef index, ByRef clip_dist, ByRef min_x, ByRef min_y, ByRef max_x, ByRef max_y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/>
          <table:table-cell office:value-type="string" calcext:value-type="string">
            <text:p>function CalculateFaceZ(cam_dist, graph_offset_x, graph_offset_y, view_w, view_h, view_depth, mA, f_vertex_count, ByRef columns, ByRef face_min_z, ByRef face_max_z, ByRef z_avg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/>
          <table:table-cell office:value-type="string" calcext:value-type="string">
            <text:p>function SetChannelSpacePosition(channel, angle, distanc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aveBMP(img, file$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avePNG(img, file$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aveJPG(img, file$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GetLineIntersection(p0_x, p0_y, p1_x, p1_y, p2_x, p2_y, p3_x, p3_y, ByRef i_x, ByRef i_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Interpolate(min_a, max_a, mid_a, min_b, max_b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ATan2(y, x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ointInQuad(x, y, x1, y1, x2, y2, x3, y3, x4, y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ointInTri(x, y, x1, y1, x2, y2, x3, y3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Distance2D(x1, y1, x2, y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Distance3D(x1, y1, z1, x2, y2, z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GetCircleLineIntersection(circle_x, circle_y, radius, x1, y1, x2, y2, ByRef ix1, ByRef iy1, ByRef ix2, ByRef iy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GetLinePlaneIntersection(ByRef line_point, ByRef line_direction, ByRef plane_point_1, ByRef plane_point_2, ByRef plane_point_3, ByRef intersectio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IncrementMatrixRows(mA, mB, r, num_rows, val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IncrementMatrixColumns(mA, mB, c, num_cols, val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JoinMatrixRows(mA, mB, mC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JoinMatrixColumns(mA, mB, mC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23:02:39.3197778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21:50:48.142363396</meta:creation-date>
    <dc:date>2024-05-23T23:00:51.964228728</dc:date>
    <meta:editing-duration>P2DT52M37S</meta:editing-duration>
    <meta:editing-cycles>15</meta:editing-cycles>
    <meta:generator>LibreOffice/24.2.2.1$Linux_X86_64 LibreOffice_project/420$Build-1</meta:generator>
    <meta:document-statistic meta:table-count="1" meta:cell-count="608" meta:object-count="0"/>
  </office:meta>
</office:document-meta>
</file>